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UrbanBody">
      <style:paragraph-properties fo:text-align="end" style:justify-single-word="false"/>
    </style:style>
    <style:style style:name="P5" style:family="paragraph" style:parent-style-name="UrbanBody" style:list-style-name="L1"/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weight="normal" style:font-weight-asian="normal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6"><text:span text:style-name="T9">do text</text:span></text:p><text:p text:style-name="P6"><text:span text:style-name="T9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, translatemonth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199cm" svg:width="7.631cm" svg:height="2.833cm" draw:z-index="0"><draw:text-box><text:p text:style-name="Frame_20_contents"><office:annotation><dc:creator>Gauthier Bastien</dc:creator><dc:date>2011-02-16T14:49:10</dc:date><text:p text:style-name="P6"><text:span text:style-name="T9">do text if not len(self.getApplicants()) &gt; 1</text:span></text:p><text:p text:style-name="P6"><text:span text:style-name="T9">from xhtml(tool</text:span><text:span text:style-name="T10">.decorateHTML('UrbanAddress', </text:span><text:span text:style-name="T9">applicantobj.getSignaletic(withaddress=True,linebyline=True)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6"><text:span text:style-name="T9">do text if </text:span><text:span text:style-name="T10">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3"><office:annotation><dc:creator>Gauthier Bastien</dc:creator><dc:date>2011-02-17T09:18:17</dc:date><text:p text:style-name="P6"><text:span text:style-name="T9">do text if </text:span><text:span text:style-name="T10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/>
      <text:p text:style-name="UrbanTitle">Dossier incomplet pour une demande de certificat d'urbanisme n°2</text:p>
      <text:p text:style-name="UrbanBody"/>
      <text:p text:style-name="UrbanBody"><text:span text:style-name="T5"><office:annotation><dc:creator>Gauthier Bastien</dc:creator><dc:date>2011-01-13T14:56:41</dc:date><text:p text:style-name="P6"><text:span text:style-name="T9">do text</text:span></text:p><text:p text:style-name="P6"><text:span text:style-name="T9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2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1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10">do text if len(self.getApplicants()) ==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6"><text:span text:style-name="T10">do text if len(self.getApplicants()) &gt; 1</text:span></text:p></office:annotation><text:span text:style-name="T3">&lt;%Titre%&gt;</text:span>,</text:p>
      <text:p text:style-name="UrbanBody"/>
      <text:p text:style-name="UrbanBody">La demande de certificat que vous avez introduite et dont le récépissé est en date du <text:text-input text:description="Date du récépissé">tool.formatDate(self.getLastDeposit().getEventDate())</text:text-input> a été examinée par les services de l'Administration Communale.</text:p>
      <text:p text:style-name="UrbanBody"/>
      <text:p text:style-name="UrbanBody">Nous vous informons que votre demande est <text:span text:style-name="T7">incomplète</text:span>.</text:p>
      <text:p text:style-name="UrbanBody"/>
      <text:p text:style-name="UrbanBody">Vous trouverez ci-dessous un <text:span text:style-name="T6">relevé des pièces manquantes</text:span>:</text:p>
      <text:section text:style-name="Sect1" text:name="Section1">
        <text:list xml:id="list5447108951" text:style-name="L1">
          <text:list-item>
            <text:p text:style-name="P5"><text:span text:style-name="T8"><office:annotation><dc:creator>Stéphan Geulette</dc:creator><dc:date>2011-03-31T15:08:14</dc:date><text:p text:style-name="P6"><text:span text:style-name="T9">do section- for missingPart in self.getValuesForTemplate('missingParts')</text:span></text:p></office:annotation></text:span><text:span text:style-name="T8"><text:text-input text:description="Titre du demandeur">missingPart</text:text-input></text:span></text:p>
          </text:list-item>
        </text:list>
      </text:section>
      <text:p text:style-name="UrbanBody"><office:annotation><dc:creator>Stéphan Geulette</dc:creator><dc:date>2011-04-01T14:01:18</dc:date><text:p text:style-name="P6"><text:span text:style-name="T9">do text </text:span></text:p><text:p text:style-name="P6"><text:span text:style-name="T9">from xhtml(self.getMissingPartsDetails())</text:span></text:p></office:annotation>Ceci est remplacé par le contenu de la zone détails concernant les pièces manquantes</text:p>
      <text:p text:style-name="UrbanBody"/>
      <text:p text:style-name="UrbanBody"/>
      <text:p text:style-name="UrbanBody">Nous vous prions de bien vouloir noter que la procédure relative à l'instruction de votre demande de certificat recommencera à dater de la réception de ces pièces par l'Administration Communale.</text:p>
      <text:p text:style-name="UrbanBody"/>
      <text:p text:style-name="UrbanBody"><office:annotation><dc:creator>Gauthier Bastien</dc:creator><dc:date>2011-02-21T09:23:46</dc:date><text:p text:style-name="P6"><text:span text:style-name="T10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6"><text:span text:style-name="T10">do text if len(self.getApplic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6"><text:span text:style-name="T9">do text</text:span></text:p><text:p text:style-name="P6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1-06T08:30:03</dc:date>
    <dc:language>fr-FR</dc:language>
    <meta:editing-cycles>102</meta:editing-cycles>
    <meta:editing-duration>P1DT10H12M18S</meta:editing-duration>
    <dc:creator>Simon Delcourt</dc:creator>
    <meta:document-statistic meta:table-count="0" meta:image-count="0" meta:object-count="0" meta:page-count="1" meta:paragraph-count="25" meta:word-count="182" meta:character-count="1482" meta:non-whitespace-character-count="1341"/>
    <meta:user-defined meta:name="Info 1"/>
    <meta:user-defined meta:name="Info 2"/>
    <meta:user-defined meta:name="Info 3"/>
    <meta:user-defined meta:name="Info 4"/>
  </office:meta>
</office:document-meta>
</file>